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" svg:font-family="Courier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9deec" officeooo:paragraph-rsid="0009deec"/>
    </style:style>
    <style:style style:name="T1" style:family="text">
      <style:text-properties fo:color="#0000ff" style:font-name="Courier" fo:font-size="10pt" fo:language="en" fo:country="US" style:font-size-asian="10pt"/>
    </style:style>
    <style:style style:name="T2" style:family="text">
      <style:text-properties fo:color="#000000" style:font-name="Courier" fo:font-size="10pt" fo:language="en" fo:country="US" style:font-size-asian="10pt"/>
    </style:style>
    <style:style style:name="T3" style:family="text">
      <style:text-properties fo:color="#808000" style:font-name="Courier" fo:font-size="10pt" fo:language="en" fo:country="US" style:font-size-asian="10pt"/>
    </style:style>
    <style:style style:name="T4" style:family="text">
      <style:text-properties fo:color="#ff0000" style:font-name="Courier" fo:font-size="10pt" fo:language="en" fo:country="US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quête à passer :</text:p>
      <text:p text:style-name="P1"/>
      <text:p text:style-name="P1"><text:span text:style-name="T1">insert</text:span><text:span text:style-name="T2"> </text:span><text:span text:style-name="T1">into</text:span><text:span text:style-name="T2"> </text:span><text:span text:style-name="T3">zcli1140</text:span><text:span text:style-name="T2"> </text:span><text:span text:style-name="T1">(</text:span><text:span text:style-name="T2">sab_mbr</text:span><text:span text:style-name="T1">,</text:span><text:span text:style-name="T2"> </text:span><text:span text:style-name="T1">id,</text:span><text:span text:style-name="T2"> cli114001</text:span><text:span text:style-name="T1">,</text:span><text:span text:style-name="T2"> cli114002</text:span><text:span text:style-name="T1">,</text:span><text:span text:style-name="T2"> cli114003</text:span><text:span text:style-name="T1">,</text:span><text:span text:style-name="T2"> cli114004</text:span><text:span text:style-name="T1">,</text:span><text:span text:style-name="T2"> cli114005</text:span><text:span text:style-name="T1">,</text:span><text:span text:style-name="T2"> cli114006</text:span><text:span text:style-name="T1">,</text:span><text:span text:style-name="T2"> cli114007</text:span><text:span text:style-name="T1">,</text:span><text:span text:style-name="T2"> cli114008</text:span><text:span text:style-name="T1">)</text:span><text:span text:style-name="T2"> </text:span><text:span text:style-name="T1">VALUES</text:span><text:span text:style-name="T2"> </text:span><text:span text:style-name="T1">(</text:span><text:span text:style-name="T4">'ZCLI1140'</text:span><text:span text:style-name="T1">,</text:span><text:span text:style-name="T4">''</text:span><text:span text:style-name="T1">,</text:span><text:span text:style-name="T4">'1'</text:span><text:span text:style-name="T1">,</text:span><text:span text:style-name="T4">'114'</text:span><text:span text:style-name="T1">,</text:span><text:span text:style-name="T4">'9999'</text:span><text:span text:style-name="T1">,</text:span><text:span text:style-name="T4">' '</text:span><text:span text:style-name="T1">,</text:span><text:span text:style-name="T4">'9999'</text:span><text:span text:style-name="T1">,</text:span><text:span text:style-name="T4">' '</text:span><text:span text:style-name="T1">,</text:span><text:span text:style-name="T4">'Non défini'</text:span><text:span text:style-name="T1">,</text:span><text:span text:style-name="T4">' '</text:span><text:span text:style-name="T1">)</text:span><text:span text:style-name="T2"> </text:span><text:span text:style-name="T1">;</text:span></text:p>
      <text:p text:style-name="Standard"><text:span text:style-name="T1">commit;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ourier" svg:font-family="Courier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4.2.4.2$Windows_x86 LibreOffice_project/63150712c6d317d27ce2db16eb94c2f3d7b699f8</meta:generator>
    <dc:date>2016-06-02T11:03:36.179000000</dc:date>
    <meta:document-statistic meta:table-count="0" meta:image-count="0" meta:object-count="0" meta:page-count="1" meta:paragraph-count="3" meta:word-count="25" meta:character-count="221" meta:non-whitespace-character-count="199"/>
    <meta:user-defined meta:name="Info 1"/>
    <meta:user-defined meta:name="Info 2"/>
    <meta:user-defined meta:name="Info 3"/>
    <meta:user-defined meta:name="Info 4"/>
  </office:meta>
</office:document-meta>
</file>